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split="http://www.deltaxml.com/ns/track-changes/split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 delta:insertion-change-idref="ct2" delta:insertion-type="insert-with-conten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1:00:00</dc:date>
          </delta:change-info>
        </delta:change-transaction>
        <delta:change-transaction delta:change-id="ct3">
          <delta:change-info>
            <dc:creator>Jane Doe</dc:creator>
            <dc:date>2010-06-23T12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an Change and Para Split</text:h>
      <text:p text:style-name="Text_20_body">In this example, the following changes are made to the final paragraph:</text:p>
      <text:list text:style-name="L1">
        <text:list-item>
          <text:p text:style-name="P1">Bold words between curly braces '{}' made plain</text:p>
        </text:list-item>
        <text:list-item>
          <text:p text:style-name="P1">Words between brackets '()' made italic</text:p>
        </text:list-item>
        <text:list-item>
          <text:p text:style-name="P1">Carriage return inserted between square brackets '[]'</text:p>
        </text:list-item>
      </text:list>
      <text:p text:style-name="Text_20_body" split:split001-idref="split1">This paragraph will be changed. {<delta:remove-leaving-content-start delta:removal-change-idref="ct1" delta:end-element-idref="end1"><text:span text:style-name="T1"/></delta:remove-leaving-content-start>A (<delta:remove-leaving-content-start delta:removal-change-idref="ct3" delta:end-element-idref="end2"><text:span text:style-name="T2" delta:insertion-change-idref="ct2" delta:insertion-type="insert-around-content"/></delta:remove-leaving-content-start><text:span text:style-name="T2" delta:insertion-change-idref="ct3" delta:insertion-type="insert-around-content">B [</text:span></text:p>
      <text:p text:style-name="Text_20_body" delta:split-id="split1" delta:insertion-type="split" delta:insertion-change-idref="ct3"><text:span text:style-name="T2" delta:insertion-change-idref="ct3" delta:insertion-type="insert-around-content">] C</text:span><delta:remove-leaving-content-end delta:end-element-id="end2"/>) D<delta:remove-leaving-content-end delta:end-element-id="end1"/>} This will be in the second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4:24:53</meta:creation-date>
    <dc:date>2010-06-25T14:30:49</dc:date>
    <dc:creator>Tristan Mitchell</dc:creator>
    <meta:editing-duration>PT00H05M38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7" meta:word-count="59" meta:character-count="326"/>
  </office:meta>
</office:document-meta>
</file>